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onnées dispo :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yph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 (kb)</text:p>
          </table:table-cell>
          <table:table-cell office:value-type="string" calcext:value-type="string">
            <text:p>whe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05Websites01_D0.csv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C:\Users\Jo\Documents\Tech\Atom_prj\MyMedia-FillDB\data\HypheExport202005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xp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Lemonde.f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T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IN / DISCOVERED</text:p>
          </table:table-cell>
          <table:table-cell office:value-type="string" calcext:value-type="string">
            <text:p>992 IN</text:p>
          </table:table-cell>
          <table:table-cell office:value-type="string" calcext:value-type="string">
            <text:p>4864 DISCOV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REFIXES AS UR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ttp://lemonde.fr http://www.lemonde.fr https://lemonde.fr https://www.lemonde.f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EFIXES AS LRU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:https|h:fr|h:lemonde| s:https|h:fr|h:lemonde|h:www| s:http|h:fr|h:lemonde| s:http|h:fr|h:lemonde|h:www|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OME PAG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ttp://www.lemonde.f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 PAGE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ttps://www.lemonde.f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AWL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 / fals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AWLING STAT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INISHED / UNCRAWL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DEXING STAT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INISHED / UNINDEX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DEGREE</text:p>
          </table:table-cell>
          <table:table-cell office:value-type="string" calcext:value-type="string">
            <text:p>i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OUTDEGREE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EIGHBOORS COUNT</text:p>
          </table:table-cell>
          <table:table-cell office:value-type="string" calcext:value-type="string">
            <text:p>in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OTAL KNOWN PAGES</text:p>
          </table:table-cell>
          <table:table-cell office:value-type="string" calcext:value-type="string">
            <text:p>int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AWLED PAGE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EATION TIMESTAMP</text:p>
          </table:table-cell>
          <table:table-cell office:value-type="string" calcext:value-type="string">
            <text:p>int</text:p>
          </table:table-cell>
          <table:table-cell office:value-type="float" office:value="1589926543551" calcext:value-type="float">
            <text:p>158992654355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EATION 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20-05-19T22:15:43.551Z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AST MODIFICATION TIMESTAMP</text:p>
          </table:table-cell>
          <table:table-cell office:value-type="string" calcext:value-type="string">
            <text:p>int</text:p>
          </table:table-cell>
          <table:table-cell office:value-type="float" office:value="1589927698214" calcext:value-type="float">
            <text:p>15899276982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AST MODIFICATION 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20-05-19T22:34:58.214Z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eatedBy (TECHNICAL INFO)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ser via lru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202005Websites01_D0_crawls.csv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:\Users\Jo\Documents\Tech\Atom_prj\MyMedia-FillDB\data\HypheExport202005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xp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webentity_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Lemonde.f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ebentity_id</text:p>
          </table:table-cell>
          <table:table-cell office:value-type="string" calcext:value-type="string">
            <text:p>int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awljob_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d32c9949a2b11eaa6cd0242ac12000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_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8344c57-9a20-11ea-b238-0242ac12000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x_depth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_url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ttps://www.lemonde.f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ser_agen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ozilla/5.0 (X11; Linux i586; rv:31.0) Gecko/20100101 Firefox/31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okies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hantom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lobalStatus</text:p>
          </table:table-cell>
          <table:table-cell office:value-type="string" calcext:value-type="string">
            <text:p>ACHIEVED/ UNSUCCESSFULL</text:p>
          </table:table-cell>
          <table:table-cell office:value-type="string" calcext:value-type="string">
            <text:p>ACHIEV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awling_status</text:p>
          </table:table-cell>
          <table:table-cell table:number-columns-repeated="2" office:value-type="string" calcext:value-type="string">
            <text:p>FINISH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dexing_status</text:p>
          </table:table-cell>
          <table:table-cell table:number-columns-repeated="2" office:value-type="string" calcext:value-type="string">
            <text:p>FINISH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b_pages</text:p>
          </table:table-cell>
          <table:table-cell office:value-type="string" calcext:value-type="string">
            <text:p>int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b_crawled_page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b_pages_indexed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b_unindexed_pages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b_links</text:p>
          </table:table-cell>
          <table:table-cell office:value-type="string" calcext:value-type="string">
            <text:p>int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20-05-19T22:34:58.202Z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chedul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20-05-19T23:52:03.854Z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20-05-19T23:52:10.227Z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rawl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20-05-19T23:52:20.035Z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inish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020-05-19T23:52:20.087Z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urationOfCraw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9.8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uration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6.2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llow_prefixe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:https|h:fr|h:lemonde| s:https|h:fr|h:lemonde|h:www| s:http|h:fr|h:lemonde| s:http|h:fr|h:lemonde|h:www|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ofollow_prefix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iscover_prefixe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it.ly fb.me goo.gl j.mp l.facebook.com on.fb.me ow.ly t.co tinyurl.com ur1.ca wp.me www.facebook.com/l.php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202005Websites01_D0_DISCO.gexf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C:\Users\Jo\Documents\Tech\Atom_prj\MyMedia-FillDB\data\HypheExport202005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abe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Lemonde.f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ttvalu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tat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ages_total</text:p>
          </table:table-cell>
          <table:table-cell office:value-type="string" calcext:value-type="string">
            <text:p>int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undirected_degree</text:p>
          </table:table-cell>
          <table:table-cell office:value-type="string" calcext:value-type="string">
            <text:p>int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awling_stat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INISHE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degree</text:p>
          </table:table-cell>
          <table:table-cell office:value-type="string" calcext:value-type="string">
            <text:p>i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utdegree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eation_date</text:p>
          </table:table-cell>
          <table:table-cell office:value-type="string" calcext:value-type="string">
            <text:p>int</text:p>
          </table:table-cell>
          <table:table-cell office:value-type="float" office:value="1589926543551" calcext:value-type="float">
            <text:p>158992654355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dexing_stat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INISHE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awl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ast_modification_date</text:p>
          </table:table-cell>
          <table:table-cell office:value-type="string" calcext:value-type="string">
            <text:p>int</text:p>
          </table:table-cell>
          <table:table-cell office:value-type="float" office:value="1589927698214" calcext:value-type="float">
            <text:p>158992769821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ages_crawled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Lemonde.f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omepag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ttp://www.lemonde.f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iz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="51" g="51" b="51"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ue="4.74165738677394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osition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="281.3963928222656" y="-212.979736328125"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dg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&gt; int</text:p>
          </table:table-cell>
          <table:table-cell office:value-type="string" calcext:value-type="string">
            <text:p>5&gt;10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5&gt;10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arget</text:p>
          </table:table-cell>
          <table:table-cell office:value-type="string" calcext:value-type="string">
            <text:p>int</text:p>
          </table:table-cell>
          <table:table-cell office:value-type="float" office:value="10108" calcext:value-type="float">
            <text:p>1010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ttvalu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iz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="221" g="221" b="221"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202005Websites01_D0_IN.gexf</text:p>
          </table:table-cell>
          <table:table-cell office:value-type="string" calcext:value-type="string">
            <text:p>Same as </text:p>
          </table:table-cell>
          <table:table-cell office:value-type="string" calcext:value-type="string">
            <text:p>202005Websites01_D0_DISCO.gexf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1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02005Websites01_D01.csv</text:p>
          </table:table-cell>
          <table:table-cell office:value-type="string" calcext:value-type="string">
            <text:p>Same as</text:p>
          </table:table-cell>
          <table:table-cell office:value-type="string" calcext:value-type="string">
            <text:p>202005Websites01_D0.cs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202005Websites01_D1_crawls.csv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202005Websites01_D1_DISCO.gexf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202005Websites01_D1_IN.gexf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CP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ndedip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code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bven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ho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x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Pa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dialocau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ikipedi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Youtub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itter</text:p>
          </table:table-cell>
          <table:table-cell table:number-columns-repeated="8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witt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emondefr.twitprofil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C:\Users\Jo\Documents\Tech\ScrapData\20200114_test\twit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float" office:value="24744541" calcext:value-type="float">
            <text:p>247445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'id_str</text:p>
          </table:table-cell>
          <table:table-cell office:value-type="float" office:value="24744541" calcext:value-type="float">
            <text:p>24744541</text:p>
          </table:table-cell>
          <table:table-cell office:value-type="string" calcext:value-type="string">
            <text:p>{'id': 24744541, 'id_str': '24744541', 'name': 'Le Monde', 'screen_name': 'lemondefr', 'location': 'Paris', 'profile_location': None, 'description': "L'actualité de référence par la rédaction du Monde | Piloté par @marieslavicek @bricelaemle @charlotteherzog | Snapchat, FB, Instagram : lemondefr", 'url': 'https://t.co/er70UGkbir', 'entities': {'url': {'urls': [{'url': 'https://t.co/er70UGkbir', 'expanded_url': 'https://www.lemonde.fr', 'display_url': 'lemonde.fr', 'indices': [0, 23]}]}, 'description': {'urls': []}}, 'protected': False, 'followers_count': 8591556, 'friends_count': 626, 'listed_count': 36051, 'created_at': 'Mon Mar 16 18:44:51 +0000 2009', 'favourites_count': 1615, 'utc_offset': None, 'time_zone': None, 'geo_enabled': False, 'verified': True, 'statuses_count': 323394, 'lang': None, 'status': {'created_at': 'Tue Feb 18 22:49:04 +0000 2020', 'id': 1229900669278150656, 'id_str': '1229900669278150656', 'text': 'Elisabeth Borne dénonce le « développement anarchique » des éoliennes https://t.co/6upGz9zA8w', 'truncated': False, 'entities': {'hashtags': [], 'symbols': [], 'user_mentions': [], 'urls': [{'url': 'https://t.co/6upGz9zA8w', 'expanded_url': 'https://www.lemonde.fr/planete/article/2020/02/18/elisabeth-borne-denonce-le-developpement-anarchique-des-eoliennes_6030007_3244.html?utm_term=Autofeed&amp;utm_medium=Social&amp;utm_source=Twitter#Echobox=1582065936', 'display_url': 'lemonde.fr/planete/articl…', 'indices': [70, 93]}]}, 'source': '&lt;a href="https://www.echobox.com" rel="nofollow"&gt;Echobox Social&lt;/a&gt;', 'in_reply_to_status_id': None, 'in_reply_to_status_id_str': None, 'in_reply_to_user_id': None, 'in_reply_to_user_id_str': None, 'in_reply_to_screen_name': None, 'geo': None, 'coordinates': None, 'place': None, 'contributors': None, 'is_quote_status': False, 'retweet_count': 13, 'favorite_count': 20, 'favorited': False, 'retweeted': False, 'possibly_sensitive': False, 'lang': 'fr'}, 'contributors_enabled': False, 'is_translator': False, 'is_translation_enabled': True, 'profile_background_color': 'DDE1EA', 'profile_background_image_url': 'http://abs.twimg.com/images/themes/theme1/bg.png', 'profile_background_image_url_https': 'https://abs.twimg.com/images/themes/theme1/bg.png', 'profile_background_tile': True, 'profile_image_url': 'http://pbs.twimg.com/profile_images/817042499134980096/LTpqSDMM_normal.jpg', 'profile_image_url_https': 'https://pbs.twimg.com/profile_images/817042499134980096/LTpqSDMM_normal.jpg', 'profile_banner_url': 'https://pbs.twimg.com/profile_banners/24744541/1491832878', 'profile_link_color': '50B6CF', 'profile_sidebar_border_color': '131316', 'profile_sidebar_fill_color': '131316', 'profile_text_color': '3292A8', 'profile_use_background_image': True, 'has_extended_profile': False, 'default_profile': False, 'default_profile_image': False, 'following': None, 'follow_request_sent': None, 'notifications': None, 'translator_type': 'none'}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Le Mond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creen_name</text:p>
          </table:table-cell>
          <table:table-cell office:value-type="string" calcext:value-type="string">
            <text:p>lemondef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Par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file_location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L'actualité de référence par la rédaction du Monde | Piloté par @marieslavicek @bricelaemle @charlotteherzog | Snapchat, FB, Instagram : lemondef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office:value-type="string" calcext:value-type="string">
            <text:p>https://t.co/er70UGkbi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ntit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url</text:p>
          </table:table-cell>
          <table:table-cell office:value-type="string" calcext:value-type="string">
            <text:p>https://t.co/er70UGkbi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xpanded_url</text:p>
          </table:table-cell>
          <table:table-cell office:value-type="string" calcext:value-type="string">
            <text:p>https://www.lemonde.f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isplay_url</text:p>
          </table:table-cell>
          <table:table-cell office:value-type="string" calcext:value-type="string">
            <text:p>lemonde.f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dices</text:p>
          </table:table-cell>
          <table:table-cell office:value-type="string" calcext:value-type="string">
            <text:p>[0, 23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rotected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ollowers_count</text:p>
          </table:table-cell>
          <table:table-cell office:value-type="float" office:value="8591556" calcext:value-type="float">
            <text:p>85915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riends_count</text:p>
          </table:table-cell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isted_count</text:p>
          </table:table-cell>
          <table:table-cell office:value-type="float" office:value="36051" calcext:value-type="float">
            <text:p>360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reated_at</text:p>
          </table:table-cell>
          <table:table-cell office:value-type="string" calcext:value-type="string">
            <text:p>Mon Mar 16 18:44:51 +0000 20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vourites_count</text:p>
          </table:table-cell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tc_offse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me_zone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eo_enabled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09:40:01.7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6:35:16.067000000</meta:creation-date>
    <dc:date>2020-05-21T10:01:39.314000000</dc:date>
    <meta:editing-duration>PT20M40S</meta:editing-duration>
    <meta:editing-cycles>3</meta:editing-cycles>
    <meta:generator>LibreOffice/6.2.3.2$Windows_X86_64 LibreOffice_project/aecc05fe267cc68dde00352a451aa867b3b546ac</meta:generator>
    <meta:document-statistic meta:table-count="1" meta:cell-count="311" meta:object-count="0"/>
  </office:meta>
</office:document-meta>
</file>